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a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R9xRhZS3X6qF8PI7edN3mWnNVFFUq3KLF52 <text:span text:style-name="T1">=&gt;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27:50.126642468</meta:creation-date>
    <dc:date>2023-12-04T14:43:52.222469794</dc:date>
    <meta:editing-duration>PT8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44" meta:non-whitespace-character-count="42"/>
  </office:meta>
</office:document-meta>
</file>